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tarBasic" script:event-name="office:new" script:macro-name="application:Template.Correspondence.Placeholder"/>
    </office:event-listeners>
  </office:scripts>
  <office:font-face-decls>
    <style:font-face style:name="StarSymbol" svg:font-family="StarSymbol" style:font-pitch="variable" style:font-charset="x-symbol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StarSymbol1" svg:font-family="StarSymbol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adornments="Bold" style:font-family-generic="swiss" style:font-pitch="variable"/>
  </office:font-face-decls>
  <office:automatic-styles>
    <style:style style:name="Table1" style:family="table">
      <style:table-properties style:width="7.2458in" fo:margin-left="-0.0583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2.3125in"/>
    </style:style>
    <style:style style:name="Table1.D" style:family="table-column">
      <style:table-column-properties style:column-width="0.8125in"/>
    </style:style>
    <style:style style:name="Table1.E" style:family="table-column">
      <style:table-column-properties style:column-width="0.1875in"/>
    </style:style>
    <style:style style:name="Table1.F" style:family="table-column">
      <style:table-column-properties style:column-width="0.933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382in" fo:border-left="0.05pt solid #000000" fo:border-right="none" fo:border-top="0.05pt solid #000000" fo:border-bottom="none" style:writing-mode="page">
        <style:background-image/>
      </style:table-cell-properties>
    </style:style>
    <style:style style:name="Table1.B1" style:family="table-cell">
      <style:table-cell-properties style:vertical-align="" fo:background-color="transparent" fo:padding="0.0382in" fo:border-left="none" fo:border-right="none" fo:border-top="0.05pt solid #000000" fo:border-bottom="none" style:writing-mode="page">
        <style:background-image/>
      </style:table-cell-properties>
    </style:style>
    <style:style style:name="Table1.F1" style:family="table-cell">
      <style:table-cell-properties style:vertical-align="" fo:background-color="transparent" fo:padding="0.0382in" fo:border-left="none" fo:border-right="0.05pt solid #000000" fo:border-top="0.05pt solid #000000" fo:border-bottom="none" style:writing-mode="page">
        <style:background-image/>
      </style:table-cell-properties>
    </style:style>
    <style:style style:name="Table1.A2" style:family="table-cell">
      <style:table-cell-properties style:vertical-align="" fo:background-color="transparent" fo:padding="0.0382in" fo:border-left="0.05pt solid #000000" fo:border-right="none" fo:border-top="none" fo:border-bottom="0.05pt solid #b2b2b2" style:writing-mode="page">
        <style:background-image/>
      </style:table-cell-properties>
    </style:style>
    <style:style style:name="Table1.B2" style:family="table-cell">
      <style:table-cell-properties style:vertical-align="" fo:background-color="transparent" fo:padding="0.0382in" fo:border-left="none" fo:border-right="none" fo:border-top="none" fo:border-bottom="0.05pt solid #b2b2b2" style:writing-mode="page">
        <style:background-image/>
      </style:table-cell-properties>
    </style:style>
    <style:style style:name="Table1.F2" style:family="table-cell">
      <style:table-cell-properties style:vertical-align="" fo:background-color="transparent" fo:padding="0.0382in" fo:border-left="none" fo:border-right="0.05pt solid #000000" fo:border-top="none" fo:border-bottom="0.05pt solid #b2b2b2" style:writing-mode="page">
        <style:background-image/>
      </style:table-cell-properties>
    </style:style>
    <style:style style:name="Table1.A3" style:family="table-cell">
      <style:table-cell-properties style:vertical-align="" fo:background-color="transparent" fo:padding="0.0382in" fo:border="none" style:writing-mode="page">
        <style:background-image/>
      </style:table-cell-properties>
    </style:style>
    <style:style style:name="Table1.A4" style:family="table-cell">
      <style:table-cell-properties style:vertical-align="" fo:background-color="transparent" fo:padding="0.0382in" fo:border-left="0.05pt solid #000000" fo:border-right="none" fo:border-top="0.05pt dashed #999999" fo:border-bottom="none" style:writing-mode="page">
        <style:background-image/>
      </style:table-cell-properties>
    </style:style>
    <style:style style:name="Table1.B4" style:family="table-cell">
      <style:table-cell-properties style:vertical-align="" fo:background-color="transparent" fo:padding="0.0382in" fo:border-left="none" fo:border-right="none" fo:border-top="0.05pt dashed #999999" fo:border-bottom="none" style:writing-mode="page">
        <style:background-image/>
      </style:table-cell-properties>
    </style:style>
    <style:style style:name="Table1.F4" style:family="table-cell">
      <style:table-cell-properties style:vertical-align="" fo:background-color="transparent" fo:padding="0.0382in" fo:border-left="none" fo:border-right="0.05pt solid #000000" fo:border-top="0.05pt dashed #999999" fo:border-bottom="none" style:writing-mode="page">
        <style:background-image/>
      </style:table-cell-properties>
    </style:style>
    <style:style style:name="Table1.5" style:family="table-row">
      <style:table-row-properties style:min-row-height="0.3188in"/>
    </style:style>
    <style:style style:name="Table1.A5" style:family="table-cell">
      <style:table-cell-properties style:vertical-align="" fo:background-color="transparent" fo:padding="0.0382in" fo:border-left="none" fo:border-right="none" fo:border-top="none" fo:border-bottom="0.05pt solid #000000" style:writing-mode="page">
        <style:background-image/>
      </style:table-cell-properties>
    </style:style>
    <style:style style:name="Table1.E5" style:family="table-cell">
      <style:table-cell-properties style:vertical-align="" fo:background-color="transparent" fo:padding="0.0382in" fo:border-left="none" fo:border-right="none" fo:border-top="0.05pt dashed #999999" fo:border-bottom="0.05pt solid #000000" style:writing-mode="page">
        <style:background-image/>
      </style:table-cell-properties>
    </style:style>
    <style:style style:name="Table2" style:family="table">
      <style:table-properties style:width="7.1875in" fo:margin-left="0.025in" table:align="left"/>
    </style:style>
    <style:style style:name="Table2.A" style:family="table-column">
      <style:table-column-properties style:column-width="4.75in"/>
    </style:style>
    <style:style style:name="Table2.B" style:family="table-column">
      <style:table-column-properties style:column-width="2.4375in"/>
    </style:style>
    <style:style style:name="Table2.1" style:family="table-row">
      <style:table-row-properties style:min-row-height="1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2.375in" fo:margin-left="-0.0174in" table:align="left"/>
    </style:style>
    <style:style style:name="Table3.A" style:family="table-column">
      <style:table-column-properties style:column-width="0.9167in"/>
    </style:style>
    <style:style style:name="Table3.B" style:family="table-column">
      <style:table-column-properties style:column-width="1.4583in"/>
    </style:style>
    <style:style style:name="Table3.A1" style:family="table-cell">
      <style:table-cell-properties fo:padding="0.0382in" fo:border-left="none" fo:border-right="none" fo:border-top="0.5pt solid #000000" fo:border-bottom="none"/>
    </style:style>
    <style:style style:name="Table3.2" style:family="table-row">
      <style:table-row-properties style:min-row-height="0.2938in"/>
    </style:style>
    <style:style style:name="Table3.A2" style:family="table-cell">
      <style:table-cell-properties fo:padding="0.0382in" fo:border="none"/>
    </style:style>
    <style:style style:name="Table3.3" style:family="table-row">
      <style:table-row-properties style:min-row-height="0.3125in"/>
    </style:style>
    <style:style style:name="Table3.B3" style:family="table-cell">
      <style:table-cell-properties fo:padding="0.0382in" fo:border="0.5pt solid #000000"/>
    </style:style>
    <style:style style:name="P1" style:family="paragraph" style:parent-style-name="Standard">
      <style:text-properties officeooo:rsid="0020ddf1"/>
    </style:style>
    <style:style style:name="P2" style:family="paragraph" style:parent-style-name="Standard">
      <style:text-properties officeooo:rsid="0020ddf1" officeooo:paragraph-rsid="0020ddf1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paragraph-rsid="002bb900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4e4db4" officeooo:paragraph-rsid="002bb900" style:font-size-asian="14pt" style:font-weight-asian="bold" style:font-size-complex="16pt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4e4db4" officeooo:paragraph-rsid="002e26e4" style:font-weight-asian="bold" style:font-weight-complex="bold"/>
    </style:style>
    <style:style style:name="P6" style:family="paragraph" style:parent-style-name="Standard">
      <style:paragraph-properties>
        <style:tab-stops>
          <style:tab-stop style:position="4.7602in"/>
        </style:tab-stops>
      </style:paragraph-properties>
      <style:text-properties style:text-underline-style="solid" style:text-underline-width="auto" style:text-underline-color="font-color" fo:font-weight="bold" officeooo:rsid="004e4db4" officeooo:paragraph-rsid="002e26e4" style:font-weight-asian="bold" style:font-weight-complex="bold"/>
    </style:style>
    <style:style style:name="P7" style:family="paragraph" style:parent-style-name="Standard">
      <style:text-properties officeooo:rsid="0036485b" officeooo:paragraph-rsid="002e26e4"/>
    </style:style>
    <style:style style:name="P8" style:family="paragraph" style:parent-style-name="Standard">
      <style:paragraph-properties fo:text-align="start" style:justify-single-word="false"/>
      <style:text-properties officeooo:rsid="0026a4c2" officeooo:paragraph-rsid="002e26e4"/>
    </style:style>
    <style:style style:name="P9" style:family="paragraph" style:parent-style-name="Standard">
      <style:paragraph-properties fo:text-align="center" style:justify-single-word="false"/>
      <style:text-properties fo:font-size="24pt" fo:font-weight="bold" officeooo:rsid="0020ddf1" style:font-size-asian="24pt" style:font-weight-asian="bold" style:font-size-complex="24pt" style:font-weight-complex="bold"/>
    </style:style>
    <style:style style:name="P10" style:family="paragraph" style:parent-style-name="Standard">
      <style:text-properties officeooo:rsid="0067da96" officeooo:paragraph-rsid="003b9ca3"/>
    </style:style>
    <style:style style:name="P11" style:family="paragraph" style:parent-style-name="Header_20_right">
      <style:paragraph-properties fo:text-align="start" style:justify-single-word="false"/>
    </style:style>
    <style:style style:name="P12" style:family="paragraph" style:parent-style-name="Header_20_right">
      <style:paragraph-properties fo:text-align="start" style:justify-single-word="false"/>
      <style:text-properties officeooo:paragraph-rsid="0025d77b"/>
    </style:style>
    <style:style style:name="P13" style:family="paragraph" style:parent-style-name="Header_20_right">
      <style:paragraph-properties fo:text-align="start" style:justify-single-word="false"/>
      <style:text-properties officeooo:rsid="00408519"/>
    </style:style>
    <style:style style:name="P14" style:family="paragraph" style:parent-style-name="Frame_20_contents">
      <style:text-properties fo:color="#999999" style:font-name="StarSymbol1" style:font-name-asian="StarSymbol1" style:font-name-complex="StarSymbol1"/>
    </style:style>
    <style:style style:name="P15" style:family="paragraph" style:parent-style-name="Frame_20_contents">
      <style:paragraph-properties fo:text-align="center" style:justify-single-word="false" style:vertical-align="middle"/>
      <style:text-properties officeooo:rsid="00408519" officeooo:paragraph-rsid="0027d5c2"/>
    </style:style>
    <style:style style:name="P16" style:family="paragraph" style:parent-style-name="Frame_20_contents">
      <style:paragraph-properties fo:text-align="center" style:justify-single-word="false"/>
      <style:text-properties fo:font-size="60pt" style:font-size-asian="60pt" style:font-size-complex="60pt"/>
    </style:style>
    <style:style style:name="P17" style:family="paragraph" style:parent-style-name="Text_20_body">
      <style:paragraph-properties fo:text-align="start" style:justify-single-word="false"/>
      <style:text-properties officeooo:paragraph-rsid="0025d77b"/>
    </style:style>
    <style:style style:name="P18" style:family="paragraph" style:parent-style-name="Heading">
      <style:paragraph-properties fo:text-align="start" style:justify-single-word="false"/>
      <style:text-properties officeooo:rsid="0025d77b" officeooo:paragraph-rsid="0025d77b"/>
    </style:style>
    <style:style style:name="P19" style:family="paragraph" style:parent-style-name="Table_20_Heading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officeooo:rsid="0019bda3" officeooo:paragraph-rsid="002bb900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Heading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officeooo:rsid="0046cdcd" officeooo:paragraph-rsid="002bb900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Heading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officeooo:rsid="0046cdcd" officeooo:paragraph-rsid="002d6831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Heading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officeooo:rsid="002ad7aa" officeooo:paragraph-rsid="002bb900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Heading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officeooo:rsid="002d6831" officeooo:paragraph-rsid="002d6831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Heading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officeooo:rsid="00365d8e" officeooo:paragraph-rsid="00365d8e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9bda3" officeooo:paragraph-rsid="002bb9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bb9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812ca" officeooo:paragraph-rsid="002bb9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812ca" officeooo:paragraph-rsid="003b55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812ca" officeooo:paragraph-rsid="002bb9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end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bb9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officeooo:rsid="0036485b" officeooo:paragraph-rsid="002e26e4"/>
    </style:style>
    <style:style style:name="P32" style:family="paragraph" style:parent-style-name="Table_20_Contents">
      <style:paragraph-properties fo:text-align="end" style:justify-single-word="false"/>
      <style:text-properties officeooo:paragraph-rsid="002e26e4"/>
    </style:style>
    <style:style style:name="P33" style:family="paragraph" style:parent-style-name="Table_20_Contents">
      <style:paragraph-properties fo:text-align="end" style:justify-single-word="false"/>
      <style:text-properties fo:font-weight="bold" officeooo:paragraph-rsid="002e26e4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weight="bold" officeooo:rsid="0036485b" officeooo:paragraph-rsid="002e26e4" style:font-weight-asian="bold" style:font-weight-complex="bold"/>
    </style:style>
    <style:style style:name="P35" style:family="paragraph" style:parent-style-name="Date" style:master-page-name="First_20_Page">
      <style:paragraph-properties style:page-number="auto"/>
    </style:style>
    <style:style style:name="P36" style:family="paragraph" style:parent-style-name="Frame_20_contents">
      <style:paragraph-properties fo:text-align="center" style:justify-single-word="false" style:vertical-align="middle"/>
      <style:text-properties fo:color="#b2b2b2" fo:font-size="60pt" style:text-underline-style="solid" style:text-underline-width="auto" style:text-underline-color="font-color" fo:font-weight="bold" officeooo:rsid="00408519" officeooo:paragraph-rsid="002bb900" fo:background-color="transparent" style:font-size-asian="60pt" style:font-weight-asian="bold" style:font-size-complex="60pt" style:font-weight-complex="bold" loext:shadow="none"/>
    </style:style>
    <style:style style:name="T1" style:family="text">
      <style:text-properties officeooo:rsid="0030cdc6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in" fo:border="none"/>
    </style:style>
    <style:style style:name="fr2" style:family="graphic" style:parent-style-name="Frame">
      <style:graphic-properties fo:margin-top="0in" fo:margin-bottom="0in" style:run-through="foreground" style:wrap="run-through" style:number-wrapped-paragraphs="no-limit" style:vertical-pos="from-top" style:vertical-rel="page" style:horizontal-pos="from-left" style:horizontal-rel="page" draw:fill-image-width="0in" draw:fill-image-height="0in" fo:padding="0in" fo:border="none" style:shadow="none" draw:shadow-opacity="100%">
        <style:columns fo:column-count="1" fo:column-gap="0in"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ompany Name" text:name="py3o.company.name"/>
        <text:user-field-decl office:value-type="string" office:string-value="Company Street" text:name="py3o.company.street"/>
        <text:user-field-decl office:value-type="string" office:string-value="Company Phone" text:name="py3o.company.phone"/>
        <text:user-field-decl office:value-type="string" office:string-value="Company City" text:name="py3o.company.city"/>
        <text:user-field-decl office:value-type="string" office:string-value="Company State" text:name="py3o.company.state"/>
        <text:user-field-decl office:value-type="string" office:string-value="Company Zip" text:name="py3o.company.zip"/>
        <text:user-field-decl office:value-type="string" office:string-value="Customer Phone" text:name="py3o.contact.phone"/>
        <text:user-field-decl office:value-type="string" office:string-value="Type" text:name="py3o.document.type"/>
        <text:user-field-decl office:value-type="string" office:string-value="Invoice number" text:name="py3o.document.number2"/>
        <text:user-field-decl office:value-type="string" office:string-value="Customer Name" text:name="py3o.contact.name"/>
        <text:user-field-decl office:value-type="string" office:string-value="Customer Street" text:name="py3o.contact.street"/>
        <text:user-field-decl office:value-type="string" office:string-value="Customer City" text:name="py3o.contact.city"/>
        <text:user-field-decl office:value-type="string" office:string-value="Customer State" text:name="py3o.contact.state"/>
        <text:user-field-decl office:value-type="string" office:string-value="Customer Zip" text:name="py3o.contact.zip"/>
        <text:user-field-decl office:value-type="string" office:string-value="Invoice date" text:name="py3o.document.date"/>
        <text:user-field-decl office:value-type="string" office:string-value="Qty" text:name="py3o.line.qty"/>
        <text:user-field-decl office:value-type="string" office:string-value="Product" text:name="py3o.line.product"/>
        <text:user-field-decl office:value-type="string" office:string-value="Remark" text:name="py3o.line.remark"/>
        <text:user-field-decl office:value-type="string" office:string-value="Price" text:name="py3o.line.price"/>
        <text:user-field-decl office:value-type="string" office:string-value="T" text:name="py3o.line.tax"/>
        <text:user-field-decl office:value-type="string" office:string-value="Ext. Price" text:name="py3o.line.ext_price"/>
        <text:user-field-decl office:value-type="string" office:string-value="Comment" text:name="py3o.document.comment"/>
        <text:user-field-decl office:value-type="string" office:string-value="Subtotal" text:name="py3o.document.subtotal"/>
        <text:user-field-decl office:value-type="string" office:string-value="Tax" text:name="py3o.document.tax"/>
        <text:user-field-decl office:value-type="string" office:string-value="Total" text:name="py3o.document.total"/>
        <text:user-field-decl office:value-type="string" office:string-value="Eligible date" text:name="py3o.discount.eligible_date"/>
        <text:user-field-decl office:value-type="string" office:string-value="term text1" text:name="py3o.terms.text1"/>
        <text:user-field-decl office:value-type="string" office:string-value="term text2" text:name="py3o.terms.text2"/>
        <text:user-field-decl office:value-type="string" office:string-value="term text3" text:name="py3o.terms.text3"/>
        <text:user-field-decl office:value-type="string" office:string-value="term text4" text:name="py3o.terms.text4"/>
        <text:user-field-decl office:value-type="string" office:string-value="Payment due" text:name="py3o.document.payment_due"/>
        <text:user-field-decl office:value-type="string" office:string-value="ext_name" text:name="py3o.line.ext_name"/>
        <text:user-field-decl office:value-type="string" office:string-value="Invoice number" text:name="py3o.document.number"/>
        <text:user-field-decl office:value-type="string" office:string-value="COPY_STATUS" text:name="py3o.document.document_status"/>
      </text:user-field-decls>
      <draw:frame draw:style-name="fr1" draw:name="Receiver Address" text:anchor-type="page" text:anchor-page-number="1" svg:x="0.8311in" svg:y="2.5945in" svg:width="2.9307in" draw:z-index="0">
        <draw:text-box fo:min-height="0.8028in">
          <text:p text:style-name="P1"><text:user-field-get text:name="py3o.contact.name">Customer Name</text:user-field-get><text:tab/><text:tab/></text:p>
          <text:p text:style-name="P2"><text:user-field-get text:name="py3o.contact.street">Customer Street</text:user-field-get></text:p>
          <text:p text:style-name="Standard"><text:user-field-get text:name="py3o.contact.city">Customer City</text:user-field-get> <text:user-field-get text:name="py3o.contact.state">Customer State</text:user-field-get> <text:user-field-get text:name="py3o.contact.zip">Customer Zip</text:user-field-get></text:p>
        </draw:text-box>
      </draw:frame>
      <draw:frame draw:style-name="fr2" draw:name="Bend Marks" text:anchor-type="page" text:anchor-page-number="1" svg:x="0.2598in" svg:y="1.6984in" svg:width="0.1453in" draw:z-index="1">
        <draw:text-box fo:min-height="8.911in">
          <text:section text:style-name="Sect1" text:name="Bend Marks"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>—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ext:section>
          <text:p text:style-name="P14"/>
        </draw:text-box>
      </draw:frame>
      <draw:frame draw:style-name="fr1" draw:name="Frame1" text:anchor-type="page" text:anchor-page-number="1" svg:x="5.1661in" svg:y="0.2508in" svg:width="2.9307in" draw:z-index="2">
        <draw:text-box fo:min-height="1.5126in">
          <text:p text:style-name="P9"><text:user-field-get text:name="py3o.document.type">Type</text:user-field-get></text:p>
          <text:p text:style-name="P3"><text:span text:style-name="T1"># </text:span><text:span text:style-name="T1"><text:user-field-get text:name="py3o.document.number">Invoice number</text:user-field-get></text:span></text:p>
          <text:p text:style-name="P3"><text:user-field-get text:name="py3o.document.date">Invoice date</text:user-field-get></text:p>
          <text:p text:style-name="P4"/>
        </draw:text-box>
      </draw:frame>
      <draw:frame draw:style-name="fr1" draw:name="Sender Address" text:anchor-type="page" text:anchor-page-number="1" svg:x="0.6299in" svg:y="0.7953in" svg:width="3.8083in" draw:z-index="3">
        <draw:text-box fo:min-height="1.3382in">
          <text:section text:style-name="Sect1" text:name="Sender Address">
            <text:p text:style-name="P18"><text:user-field-get text:name="py3o.company.name">Company Name</text:user-field-get></text:p>
            <text:p text:style-name="P17"><text:sender-firstname text:fixed="false">Eli &amp; Esther</text:sender-firstname> <text:sender-lastname text:fixed="false">Sauder</text:sender-lastname></text:p>
            <text:p text:style-name="P12"><text:user-field-get text:name="py3o.company.street">Company Street</text:user-field-get>, <text:user-field-get text:name="py3o.company.city">Company City</text:user-field-get>, <text:user-field-get text:name="py3o.company.state">Company State</text:user-field-get> <text:user-field-get text:name="py3o.company.zip">Company Zip</text:user-field-get></text:p>
            <text:p text:style-name="P13"><text:user-field-get text:name="py3o.company.phone">Company Phone</text:user-field-get></text:p>
            <text:p text:style-name="P11"/>
            <text:p text:style-name="P11"/>
          </text:section>
          <text:p text:style-name="P11"/>
        </draw:text-box>
      </draw:frame>
      <text:p text:style-name="P35"/>
      <text:p text:style-name="Date"/>
      <text:p text:style-name="P15"/>
      <text:p text:style-name="P36"><text:user-field-get text:name="py3o.document.document_status">COPY_STATUS</text:user-field-get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9">Qty</text:p>
          </table:table-cell>
          <table:table-cell table:style-name="Table1.B1" office:value-type="string">
            <text:p text:style-name="P19">Product</text:p>
          </table:table-cell>
          <table:table-cell table:style-name="Table1.B1" office:value-type="string">
            <text:p text:style-name="P23">Description</text:p>
          </table:table-cell>
          <table:table-cell table:style-name="Table1.B1" office:value-type="string">
            <text:p text:style-name="P19">Price</text:p>
          </table:table-cell>
          <table:table-cell table:style-name="Table1.B1" office:value-type="string">
            <text:p text:style-name="P22">T</text:p>
          </table:table-cell>
          <table:table-cell table:style-name="Table1.F1" office:value-type="string">
            <text:p text:style-name="P19">Ext. Price</text:p>
          </table:table-cell>
        </table:table-row>
        <table:table-row table:style-name="Table1.1">
          <table:table-cell table:style-name="Table1.A2" office:value-type="string">
            <text:p text:style-name="P21">Remark</text:p>
          </table:table-cell>
          <table:table-cell table:style-name="Table1.B2" office:value-type="string">
            <text:p text:style-name="P21"/>
          </table:table-cell>
          <table:table-cell table:style-name="Table1.B2" office:value-type="string">
            <text:p text:style-name="P20"/>
          </table:table-cell>
          <table:table-cell table:style-name="Table1.B2" office:value-type="string">
            <text:p text:style-name="P24"/>
          </table:table-cell>
          <table:table-cell table:style-name="Table1.B2" office:value-type="string">
            <text:p text:style-name="P22"/>
          </table:table-cell>
          <table:table-cell table:style-name="Table1.F2" office:value-type="string">
            <text:p text:style-name="P19"/>
          </table:table-cell>
        </table:table-row>
        <table:table-row table:style-name="Table1.1">
          <table:table-cell table:style-name="Table1.A3" office:value-type="string">
            <text:p text:style-name="P25"><text:a xlink:type="simple" xlink:href="py3o://for=%22line%20in%20items%22" text:style-name="Internet_20_link" text:visited-style-name="Visited_20_Internet_20_Link">for="line in items"</text:a></text:p>
          </table:table-cell>
          <table:table-cell table:style-name="Table1.A3" office:value-type="string">
            <text:p text:style-name="P19"/>
          </table:table-cell>
          <table:table-cell table:style-name="Table1.A3" office:value-type="string">
            <text:p text:style-name="P19"/>
          </table:table-cell>
          <table:table-cell table:style-name="Table1.A3" office:value-type="string">
            <text:p text:style-name="P19"/>
          </table:table-cell>
          <table:table-cell table:style-name="Table1.A3" office:value-type="string">
            <text:p text:style-name="P19"/>
          </table:table-cell>
          <table:table-cell table:style-name="Table1.A3" office:value-type="string">
            <text:p text:style-name="P19"/>
          </table:table-cell>
        </table:table-row>
        <table:table-row>
          <table:table-cell table:style-name="Table1.A4" office:value-type="string">
            <text:p text:style-name="P26"><text:user-field-get text:name="py3o.line.qty">Qty</text:user-field-get></text:p>
          </table:table-cell>
          <table:table-cell table:style-name="Table1.B4" table:number-columns-spanned="2" office:value-type="string">
            <text:p text:style-name="P28"><text:user-field-get text:name="py3o.line.product">Product</text:user-field-get> <text:user-field-get text:name="py3o.line.ext_name">ext_name</text:user-field-get> <text:user-field-get text:name="py3o.line.remark">Remark</text:user-field-get> </text:p>
          </table:table-cell>
          <table:covered-table-cell/>
          <table:table-cell table:style-name="Table1.B4" office:value-type="string">
            <text:p text:style-name="P30"><text:user-field-get text:name="py3o.line.price">Price</text:user-field-get></text:p>
          </table:table-cell>
          <table:table-cell table:style-name="Table1.B4" office:value-type="string">
            <text:p text:style-name="P30"/>
          </table:table-cell>
          <table:table-cell table:style-name="Table1.F4" office:value-type="string">
            <text:p text:style-name="P29"><text:user-field-get text:name="py3o.line.ext_price">Ext. Price</text:user-field-get></text:p>
          </table:table-cell>
        </table:table-row>
        <table:table-row table:style-name="Table1.5">
          <table:table-cell table:style-name="Table1.A5" office:value-type="string">
            <text:p text:style-name="P27"><text:a xlink:type="simple" xlink:href="py3o:///for" text:style-name="Internet_20_link" text:visited-style-name="Visited_20_Internet_20_Link">/for</text:a></text:p>
          </table:table-cell>
          <table:table-cell table:style-name="Table1.A5" office:value-type="string">
            <text:p text:style-name="P26"/>
          </table:table-cell>
          <table:table-cell table:style-name="Table1.A5" office:value-type="string">
            <text:p text:style-name="P26"/>
          </table:table-cell>
          <table:table-cell table:style-name="Table1.A5" office:value-type="string">
            <text:p text:style-name="P26"/>
          </table:table-cell>
          <table:table-cell table:style-name="Table1.E5" office:value-type="string">
            <text:p text:style-name="P26"/>
          </table:table-cell>
          <table:table-cell table:style-name="Table1.E5" office:value-type="string">
            <text:p text:style-name="P26"/>
          </table:table-cell>
        </table:table-row>
      </table:table>
      <text:p text:style-name="P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<text:user-field-get text:name="py3o.document.comment">Comment</text:user-field-get></text:p>
          </table:table-cell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31">Subtotal</text:p>
                </table:table-cell>
                <table:table-cell table:style-name="Table3.A1" office:value-type="string">
                  <text:p text:style-name="P32"><text:user-field-get text:name="py3o.document.subtotal">Subtotal</text:user-field-get></text:p>
                </table:table-cell>
              </table:table-row>
              <table:table-row table:style-name="Table3.2">
                <table:table-cell table:style-name="Table3.A2" office:value-type="string">
                  <text:p text:style-name="P31">Tax</text:p>
                </table:table-cell>
                <table:table-cell table:style-name="Table3.A2" office:value-type="string">
                  <text:p text:style-name="P32"><text:user-field-get text:name="py3o.document.tax">Tax</text:user-field-get></text:p>
                </table:table-cell>
              </table:table-row>
              <table:table-row table:style-name="Table3.3">
                <table:table-cell table:style-name="Table3.A2" office:value-type="string">
                  <text:p text:style-name="P34">Total</text:p>
                </table:table-cell>
                <table:table-cell table:style-name="Table3.B3" office:value-type="string">
                  <text:p text:style-name="P33"><text:user-field-get text:name="py3o.document.total">Total</text:user-field-get></text:p>
                </table:table-cell>
              </table:table-row>
            </table:table>
            <text:p text:style-name="P31"/>
          </table:table-cell>
        </table:table-row>
      </table:table>
      <text:p text:style-name="P10"><text:user-field-get text:name="py3o.terms.text1">term text1</text:user-field-get> <text:user-field-get text:name="py3o.terms.text2">term text2</text:user-field-get> <text:user-field-get text:name="py3o.terms.text3">term text3</text:user-field-get> <text:user-field-get text:name="py3o.terms.text4">term text4</text:user-field-get> <text:user-field-get text:name="py3o.document.payment_due">Payment due</text:user-field-get></text:p>
      <text:p text:style-name="P5">Thanks for your business!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pitch="variable" style:font-charset="x-symbol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StarSymbol1" svg:font-family="StarSymbol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adornments="Bold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fo:color="#000000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15%" fo:hyphenation-ladder-count="no-limit"/>
      <style:text-properties style:use-window-font-color="true" style:font-name="Thorndale1" fo:font-family="Thorndale" style:font-style-name="Regular" style:font-family-generic="roman" style:font-pitch="variable" fo:font-size="11pt" fo:letter-spacing="0.0016in" fo:language="en" fo:country="US" style:letter-kerning="true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next-style-name="Signature" style:class="text">
      <style:paragraph-properties fo:margin-left="3.3465in" fo:margin-right="0in" fo:margin-top="0.248in" fo:margin-bottom="0.5827in" loext:contextual-spacing="false" fo:text-indent="0in" style:auto-text-indent="false" fo:keep-with-next="always"/>
      <style:text-properties fo:font-size="11pt"/>
    </style:style>
    <style:style style:name="Signature" style:family="paragraph" style:parent-style-name="Standard" style:next-style-name="Standard" style:class="text">
      <style:paragraph-properties fo:margin-left="3.3465in" fo:margin-right="0in" fo:text-indent="0in" style:auto-text-indent="false" fo:keep-with-next="always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text-align="end" style:justify-single-word="false" fo:keep-with-next="always"/>
      <style:text-properties style:font-name="Thorndale1" fo:font-family="Thorndale" style:font-style-name="Regular" style:font-family-generic="roman" style:font-pitch="variable" fo:font-size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>
      <style:text-properties style:font-name="Thorndale" fo:font-family="Thorndale" style:font-family-generic="roman" style:font-pitch="variable"/>
    </style:style>
    <style:style style:name="Numbering_20_1_20_Start" style:display-name="Numbering 1 Start" style:family="paragraph" style:parent-style-name="List" style:class="list">
      <style:paragraph-properties fo:margin-left="0.1965in" fo:margin-right="0in" fo:margin-top="0.1665in" fo:margin-bottom="0.0835in" loext:contextual-spacing="false" fo:text-indent="-0.1965in" style:auto-text-indent="false"/>
    </style:style>
    <style:style style:name="Numbering_20_1" style:display-name="Numbering 1" style:family="paragraph" style:parent-style-name="List" style:class="list">
      <style:paragraph-properties fo:margin-left="0.1965in" fo:margin-right="0in" fo:margin-top="0in" fo:margin-bottom="0.0835in" loext:contextual-spacing="false" fo:text-indent="-0.1965in" style:auto-text-indent="false"/>
    </style:style>
    <style:style style:name="Numbering_20_1_20_End" style:display-name="Numbering 1 End" style:family="paragraph" style:parent-style-name="List" style:class="list">
      <style:paragraph-properties fo:margin-left="0.1965in" fo:margin-right="0in" fo:margin-top="0in" fo:margin-bottom="0.1665in" loext:contextual-spacing="false" fo:text-indent="-0.1965in" style:auto-text-indent="false"/>
    </style:style>
    <style:style style:name="Numbering_20_1_20_Cont." style:display-name="Numbering 1 Cont." style:family="paragraph" style:parent-style-name="List" style:class="list">
      <style:paragraph-properties fo:margin-left="0.1965in" fo:margin-right="0in" fo:margin-top="0in" fo:margin-bottom="0.0835in" loext:contextual-spacing="false" fo:text-indent="0in" style:auto-text-indent="false"/>
    </style:style>
    <style:style style:name="Numbering_20_2_20_Start" style:display-name="Numbering 2 Start" style:family="paragraph" style:parent-style-name="List" style:class="list">
      <style:paragraph-properties fo:margin-left="0.3929in" fo:margin-right="0in" fo:margin-top="0.1665in" fo:margin-bottom="0.0835in" loext:contextual-spacing="false" fo:text-indent="-0.1965in" style:auto-text-indent="false"/>
    </style:style>
    <style:style style:name="Numbering_20_2" style:display-name="Numbering 2" style:family="paragraph" style:parent-style-name="List" style:class="list">
      <style:paragraph-properties fo:margin-left="0.3929in" fo:margin-right="0in" fo:margin-top="0in" fo:margin-bottom="0.0835in" loext:contextual-spacing="false" fo:text-indent="-0.1965in" style:auto-text-indent="false"/>
    </style:style>
    <style:style style:name="Numbering_20_2_20_End" style:display-name="Numbering 2 End" style:family="paragraph" style:parent-style-name="List" style:class="list">
      <style:paragraph-properties fo:margin-left="0.3929in" fo:margin-right="0in" fo:margin-top="0in" fo:margin-bottom="0.1665in" loext:contextual-spacing="false" fo:text-indent="-0.1965in" style:auto-text-indent="false"/>
    </style:style>
    <style:style style:name="Numbering_20_2_20_Cont." style:display-name="Numbering 2 Cont." style:family="paragraph" style:parent-style-name="List" style:class="list">
      <style:paragraph-properties fo:margin-left="0.3929in" fo:margin-right="0in" fo:margin-top="0in" fo:margin-bottom="0.0835in" loext:contextual-spacing="false" fo:text-indent="0in" style:auto-text-indent="false"/>
    </style:style>
    <style:style style:name="Numbering_20_3_20_Start" style:display-name="Numbering 3 Start" style:family="paragraph" style:parent-style-name="List" style:class="list">
      <style:paragraph-properties fo:margin-left="0.5898in" fo:margin-right="0in" fo:margin-top="0.1665in" fo:margin-bottom="0.0835in" loext:contextual-spacing="false" fo:text-indent="-0.1965in" style:auto-text-indent="false"/>
    </style:style>
    <style:style style:name="Numbering_20_3" style:display-name="Numbering 3" style:family="paragraph" style:parent-style-name="List" style:class="list">
      <style:paragraph-properties fo:margin-left="0.5898in" fo:margin-right="0in" fo:margin-top="0in" fo:margin-bottom="0.0835in" loext:contextual-spacing="false" fo:text-indent="-0.1965in" style:auto-text-indent="false"/>
    </style:style>
    <style:style style:name="Numbering_20_3_20_End" style:display-name="Numbering 3 End" style:family="paragraph" style:parent-style-name="List" style:class="list">
      <style:paragraph-properties fo:margin-left="0.5898in" fo:margin-right="0in" fo:margin-top="0in" fo:margin-bottom="0.1665in" loext:contextual-spacing="false" fo:text-indent="-0.1965in" style:auto-text-indent="false"/>
    </style:style>
    <style:style style:name="Numbering_20_3_20_Cont." style:display-name="Numbering 3 Cont." style:family="paragraph" style:parent-style-name="List" style:class="list">
      <style:paragraph-properties fo:margin-left="0.5898in" fo:margin-right="0in" fo:margin-top="0in" fo:margin-bottom="0.0835in" loext:contextual-spacing="false" fo:text-indent="0in" style:auto-text-indent="false"/>
    </style:style>
    <style:style style:name="Numbering_20_4_20_Start" style:display-name="Numbering 4 Start" style:family="paragraph" style:parent-style-name="List" style:class="list">
      <style:paragraph-properties fo:margin-left="0.7862in" fo:margin-right="0in" fo:margin-top="0.1665in" fo:margin-bottom="0.0835in" loext:contextual-spacing="false" fo:text-indent="-0.1965in" style:auto-text-indent="false"/>
    </style:style>
    <style:style style:name="Numbering_20_4" style:display-name="Numbering 4" style:family="paragraph" style:parent-style-name="List" style:class="list">
      <style:paragraph-properties fo:margin-left="0.7862in" fo:margin-right="0in" fo:margin-top="0in" fo:margin-bottom="0.0835in" loext:contextual-spacing="false" fo:text-indent="-0.1965in" style:auto-text-indent="false"/>
    </style:style>
    <style:style style:name="Numbering_20_4_20_End" style:display-name="Numbering 4 End" style:family="paragraph" style:parent-style-name="List" style:class="list">
      <style:paragraph-properties fo:margin-left="0.7862in" fo:margin-right="0in" fo:margin-top="0in" fo:margin-bottom="0.1665in" loext:contextual-spacing="false" fo:text-indent="-0.1965in" style:auto-text-indent="false"/>
    </style:style>
    <style:style style:name="Numbering_20_4_20_Cont." style:display-name="Numbering 4 Cont." style:family="paragraph" style:parent-style-name="List" style:class="list">
      <style:paragraph-properties fo:margin-left="0.7862in" fo:margin-right="0in" fo:margin-top="0in" fo:margin-bottom="0.0835in" loext:contextual-spacing="false" fo:text-indent="0in" style:auto-text-indent="false"/>
    </style:style>
    <style:style style:name="Numbering_20_5_20_Start" style:display-name="Numbering 5 Start" style:family="paragraph" style:parent-style-name="List" style:class="list">
      <style:paragraph-properties fo:margin-left="0.9827in" fo:margin-right="0in" fo:margin-top="0.1665in" fo:margin-bottom="0.0835in" loext:contextual-spacing="false" fo:text-indent="-0.1965in" style:auto-text-indent="false"/>
    </style:style>
    <style:style style:name="Numbering_20_5" style:display-name="Numbering 5" style:family="paragraph" style:parent-style-name="List" style:class="list">
      <style:paragraph-properties fo:margin-left="0.9827in" fo:margin-right="0in" fo:margin-top="0in" fo:margin-bottom="0.0835in" loext:contextual-spacing="false" fo:text-indent="-0.1965in" style:auto-text-indent="false"/>
    </style:style>
    <style:style style:name="Numbering_20_5_20_End" style:display-name="Numbering 5 End" style:family="paragraph" style:parent-style-name="List" style:class="list">
      <style:paragraph-properties fo:margin-left="0.9827in" fo:margin-right="0in" fo:margin-top="0in" fo:margin-bottom="0.1665in" loext:contextual-spacing="false" fo:text-indent="-0.1965in" style:auto-text-indent="false"/>
    </style:style>
    <style:style style:name="Numbering_20_5_20_Cont." style:display-name="Numbering 5 Cont." style:family="paragraph" style:parent-style-name="List" style:class="list">
      <style:paragraph-properties fo:margin-left="0.9827in" fo:margin-right="0in" fo:margin-top="0in" fo:margin-bottom="0.0835in" loext:contextual-spacing="false" fo:text-indent="0in" style:auto-text-indent="false"/>
    </style:style>
    <style:style style:name="List_20_1_20_Start" style:display-name="List 1 Start" style:family="paragraph" style:parent-style-name="List" style:class="list">
      <style:paragraph-properties fo:margin-left="0.1965in" fo:margin-right="0in" fo:margin-top="0.1665in" fo:margin-bottom="0.0835in" loext:contextual-spacing="false" fo:text-indent="-0.1965in" style:auto-text-indent="false"/>
    </style:style>
    <style:style style:name="List_20_1" style:display-name="List 1" style:family="paragraph" style:parent-style-name="List" style:class="list">
      <style:paragraph-properties fo:margin-left="0.1965in" fo:margin-right="0in" fo:margin-top="0in" fo:margin-bottom="0.0835in" loext:contextual-spacing="false" fo:text-indent="-0.1965in" style:auto-text-indent="false"/>
    </style:style>
    <style:style style:name="List_20_1_20_End" style:display-name="List 1 End" style:family="paragraph" style:parent-style-name="List" style:class="list">
      <style:paragraph-properties fo:margin-left="0.1965in" fo:margin-right="0in" fo:margin-top="0in" fo:margin-bottom="0.1665in" loext:contextual-spacing="false" fo:text-indent="-0.1965in" style:auto-text-indent="false"/>
    </style:style>
    <style:style style:name="List_20_1_20_Cont." style:display-name="List 1 Cont." style:family="paragraph" style:parent-style-name="List" style:class="list">
      <style:paragraph-properties fo:margin-left="0.1965in" fo:margin-right="0in" fo:margin-top="0in" fo:margin-bottom="0.0835in" loext:contextual-spacing="false" fo:text-indent="0in" style:auto-text-indent="false"/>
    </style:style>
    <style:style style:name="List_20_2_20_Start" style:display-name="List 2 Start" style:family="paragraph" style:parent-style-name="List" style:class="list">
      <style:paragraph-properties fo:margin-left="0.3929in" fo:margin-right="0in" fo:margin-top="0.1665in" fo:margin-bottom="0.0835in" loext:contextual-spacing="false" fo:text-indent="-0.1965in" style:auto-text-indent="false"/>
    </style:style>
    <style:style style:name="List_20_2" style:display-name="List 2" style:family="paragraph" style:parent-style-name="List" style:class="list">
      <style:paragraph-properties fo:margin-left="0.3929in" fo:margin-right="0in" fo:margin-top="0in" fo:margin-bottom="0.0835in" loext:contextual-spacing="false" fo:text-indent="-0.1965in" style:auto-text-indent="false"/>
    </style:style>
    <style:style style:name="List_20_2_20_End" style:display-name="List 2 End" style:family="paragraph" style:parent-style-name="List" style:class="list">
      <style:paragraph-properties fo:margin-left="0.3929in" fo:margin-right="0in" fo:margin-top="0in" fo:margin-bottom="0.1665in" loext:contextual-spacing="false" fo:text-indent="-0.1965in" style:auto-text-indent="false"/>
    </style:style>
    <style:style style:name="List_20_2_20_Cont." style:display-name="List 2 Cont." style:family="paragraph" style:parent-style-name="List" style:class="list">
      <style:paragraph-properties fo:margin-left="0.3929in" fo:margin-right="0in" fo:margin-top="0in" fo:margin-bottom="0.0835in" loext:contextual-spacing="false" fo:text-indent="0in" style:auto-text-indent="false"/>
    </style:style>
    <style:style style:name="List_20_3_20_Start" style:display-name="List 3 Start" style:family="paragraph" style:parent-style-name="List" style:class="list">
      <style:paragraph-properties fo:margin-left="0.5898in" fo:margin-right="0in" fo:margin-top="0.1665in" fo:margin-bottom="0.0835in" loext:contextual-spacing="false" fo:text-indent="-0.1965in" style:auto-text-indent="false"/>
    </style:style>
    <style:style style:name="List_20_3" style:display-name="List 3" style:family="paragraph" style:parent-style-name="List" style:class="list">
      <style:paragraph-properties fo:margin-left="0.5898in" fo:margin-right="0in" fo:margin-top="0in" fo:margin-bottom="0.0835in" loext:contextual-spacing="false" fo:text-indent="-0.1965in" style:auto-text-indent="false"/>
    </style:style>
    <style:style style:name="List_20_3_20_End" style:display-name="List 3 End" style:family="paragraph" style:parent-style-name="List" style:class="list">
      <style:paragraph-properties fo:margin-left="0.5898in" fo:margin-right="0in" fo:margin-top="0in" fo:margin-bottom="0.1665in" loext:contextual-spacing="false" fo:text-indent="-0.1965in" style:auto-text-indent="false"/>
    </style:style>
    <style:style style:name="List_20_3_20_Cont." style:display-name="List 3 Cont." style:family="paragraph" style:parent-style-name="List" style:class="list">
      <style:paragraph-properties fo:margin-left="0.5898in" fo:margin-right="0in" fo:margin-top="0in" fo:margin-bottom="0.0835in" loext:contextual-spacing="false" fo:text-indent="0in" style:auto-text-indent="false"/>
    </style:style>
    <style:style style:name="List_20_4_20_Start" style:display-name="List 4 Start" style:family="paragraph" style:parent-style-name="List" style:class="list">
      <style:paragraph-properties fo:margin-left="0.7862in" fo:margin-right="0in" fo:margin-top="0.1665in" fo:margin-bottom="0.0835in" loext:contextual-spacing="false" fo:text-indent="-0.1965in" style:auto-text-indent="false"/>
    </style:style>
    <style:style style:name="List_20_4" style:display-name="List 4" style:family="paragraph" style:parent-style-name="List" style:class="list">
      <style:paragraph-properties fo:margin-left="0.7862in" fo:margin-right="0in" fo:margin-top="0in" fo:margin-bottom="0.0835in" loext:contextual-spacing="false" fo:text-indent="-0.1965in" style:auto-text-indent="false"/>
    </style:style>
    <style:style style:name="List_20_4_20_End" style:display-name="List 4 End" style:family="paragraph" style:parent-style-name="List" style:class="list">
      <style:paragraph-properties fo:margin-left="0.7862in" fo:margin-right="0in" fo:margin-top="0in" fo:margin-bottom="0.1665in" loext:contextual-spacing="false" fo:text-indent="-0.1965in" style:auto-text-indent="false"/>
    </style:style>
    <style:style style:name="List_20_4_20_Cont." style:display-name="List 4 Cont." style:family="paragraph" style:parent-style-name="List" style:class="list">
      <style:paragraph-properties fo:margin-left="0.7862in" fo:margin-right="0in" fo:margin-top="0in" fo:margin-bottom="0.0835in" loext:contextual-spacing="false" fo:text-indent="0in" style:auto-text-indent="false"/>
    </style:style>
    <style:style style:name="List_20_5_20_Start" style:display-name="List 5 Start" style:family="paragraph" style:parent-style-name="List" style:class="list">
      <style:paragraph-properties fo:margin-left="0.9827in" fo:margin-right="0in" fo:margin-top="0.1665in" fo:margin-bottom="0.0835in" loext:contextual-spacing="false" fo:text-indent="-0.1965in" style:auto-text-indent="false"/>
    </style:style>
    <style:style style:name="List_20_5" style:display-name="List 5" style:family="paragraph" style:parent-style-name="List" style:class="list">
      <style:paragraph-properties fo:margin-left="0.9827in" fo:margin-right="0in" fo:margin-top="0in" fo:margin-bottom="0.0835in" loext:contextual-spacing="false" fo:text-indent="-0.1965in" style:auto-text-indent="false"/>
    </style:style>
    <style:style style:name="List_20_5_20_End" style:display-name="List 5 End" style:family="paragraph" style:parent-style-name="List" style:class="list">
      <style:paragraph-properties fo:margin-left="0.9827in" fo:margin-right="0in" fo:margin-top="0in" fo:margin-bottom="0.1665in" loext:contextual-spacing="false" fo:text-indent="-0.1965in" style:auto-text-indent="false"/>
    </style:style>
    <style:style style:name="List_20_5_20_Cont." style:display-name="List 5 Cont." style:family="paragraph" style:parent-style-name="List" style:class="list">
      <style:paragraph-properties fo:margin-left="0.9827in" fo:margin-right="0in" fo:margin-top="0in" fo:margin-bottom="0.0835in" loext:contextual-spacing="false" fo:text-indent="0in" style:auto-text-indent="false"/>
    </style:style>
    <style:style style:name="Header" style:family="paragraph" style:parent-style-name="Heading" style:class="extra">
      <loext:graphic-properties draw:fill="none" draw:fill-color="#99ccff"/>
      <style:paragraph-properties fo:text-align="end" style:justify-single-word="false" fo:background-color="transparent" fo:padding="0in" fo:border="none">
        <style:tab-stops>
          <style:tab-stop style:position="3.3457in" style:type="center"/>
          <style:tab-stop style:position="6.6925in" style:type="right"/>
        </style:tab-stops>
      </style:paragraph-properties>
      <style:text-properties style:font-name="Albany" fo:font-family="Albany" style:font-style-name="Bold" style:font-family-generic="swiss" style:font-pitch="variable" fo:font-size="16pt" fo:letter-spacing="0.0055in" fo:font-weight="bold"/>
    </style:style>
    <style:style style:name="Header_20_left" style:display-name="Header left" style:family="paragraph" style:parent-style-name="Standard" style:class="extra">
      <style:paragraph-properties fo:margin-top="0.752in" fo:margin-bottom="0in" loext:contextual-spacing="false" fo:text-align="end" style:justify-single-word="fals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loext:graphic-properties draw:fill="none" draw:fill-color="#99ccff"/>
      <style:paragraph-properties fo:text-align="end" style:justify-single-word="false" fo:background-color="transparent">
        <style:tab-stops>
          <style:tab-stop style:position="3.3465in" style:type="center"/>
          <style:tab-stop style:position="6.6937in" style:type="right"/>
        </style:tab-stops>
      </style:paragraph-properties>
      <style:text-properties style:font-name="Thorndale1" fo:font-family="Thorndale" style:font-style-name="Regular" style:font-family-generic="roman" style:font-pitch="variable" fo:font-size="9pt" fo:font-style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horndale" fo:font-family="Thorndale" style:font-family-generic="roman" style:font-pitch="variable"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Thorndale" fo:font-family="Thorndale" style:font-family-generic="roman" style:font-pitch="variabl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Date" style:family="paragraph" style:parent-style-name="Standard">
      <style:paragraph-properties fo:margin-left="3.3465in" fo:margin-right="0in" fo:margin-top="0in" fo:margin-bottom="0.5in" loext:contextual-spacing="false" fo:text-align="end" style:justify-single-word="false" fo:text-indent="0in" style:auto-text-indent="false"/>
    </style:style>
    <style:style style:name="Opening" style:family="paragraph" style:parent-style-name="Standard" style:next-style-name="Subject">
      <style:paragraph-properties fo:margin-top="0.3307in" fo:margin-bottom="0.3307in" loext:contextual-spacing="false"/>
    </style:style>
    <style:style style:name="Subject" style:family="paragraph" style:parent-style-name="Standard" style:next-style-name="Text_20_body">
      <style:paragraph-properties fo:margin-top="0.248in" fo:margin-bottom="0.248in" loext:contextual-spacing="false"/>
      <style:text-properties style:text-underline-style="solid" style:text-underline-width="auto" style:text-underline-color="font-color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pitch="variable" style:font-charset="x-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Emphasis" style:family="text">
      <style:text-properties fo:font-style="italic"/>
    </style:style>
    <style:style style:name="Citation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ourier New" fo:font-family="'Courier New'" style:font-family-generic="roman" style:font-pitch="fixed"/>
    </style:style>
    <style:style style:name="Example" style:family="text">
      <style:text-properties style:font-name="Courier New" fo:font-family="'Courier New'" style:font-family-generic="roman" style:font-pitch="fixed"/>
    </style:style>
    <style:style style:name="User_20_Entry" style:display-name="User Entry" style:family="text">
      <style:text-properties style:font-name="Courier New" fo:font-family="'Courier New'" style:font-family-generic="roman" style:font-pitch="fixed"/>
    </style:style>
    <style:style style:name="Variable" style:family="text">
      <style:text-properties fo:font-style="italic"/>
    </style:style>
    <style:style style:name="Definition" style:family="text"/>
    <style:style style:name="Teletype" style:family="text">
      <style:text-properties style:font-name="Courier New" fo:font-family="'Courier New'" style:font-family-generic="roman" style:font-pitch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65in" text:min-label-width="0.1965in"/>
      </text:list-level-style-number>
      <text:list-level-style-number text:level="3" text:style-name="Numbering_20_Symbols" style:num-suffix="." style:num-format="1">
        <style:list-level-properties text:space-before="0.3933in" text:min-label-width="0.1965in"/>
      </text:list-level-style-number>
      <text:list-level-style-number text:level="4" text:style-name="Numbering_20_Symbols" style:num-suffix="." style:num-format="1">
        <style:list-level-properties text:space-before="0.5898in" text:min-label-width="0.1965in"/>
      </text:list-level-style-number>
      <text:list-level-style-number text:level="5" text:style-name="Numbering_20_Symbols" style:num-suffix="." style:num-format="1">
        <style:list-level-properties text:space-before="0.7862in" text:min-label-width="0.1965in"/>
      </text:list-level-style-number>
      <text:list-level-style-number text:level="6" text:style-name="Numbering_20_Symbols" style:num-suffix="." style:num-format="1">
        <style:list-level-properties text:space-before="0.9827in" text:min-label-width="0.1965in"/>
      </text:list-level-style-number>
      <text:list-level-style-number text:level="7" text:style-name="Numbering_20_Symbols" style:num-suffix="." style:num-format="1">
        <style:list-level-properties text:space-before="1.1791in" text:min-label-width="0.1965in"/>
      </text:list-level-style-number>
      <text:list-level-style-number text:level="8" text:style-name="Numbering_20_Symbols" style:num-suffix="." style:num-format="1">
        <style:list-level-properties text:space-before="1.3756in" text:min-label-width="0.1965in"/>
      </text:list-level-style-number>
      <text:list-level-style-number text:level="9" text:style-name="Numbering_20_Symbols" style:num-suffix="." style:num-format="1">
        <style:list-level-properties text:space-before="1.5724in" text:min-label-width="0.1965in"/>
      </text:list-level-style-number>
      <text:list-level-style-number text:level="10" text:style-name="Numbering_20_Symbols" style:num-suffix="." style:num-format="1">
        <style:list-level-properties text:space-before="1.7689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65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3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898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62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27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791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56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24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689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fo:font-family="Star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•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space-before="0.311in" text:min-label-width="0.1555in"/>
        <style:text-properties fo:font-family="StarSymbol" style:font-charset="x-symbol"/>
      </text:list-level-style-bullet>
      <text:list-level-style-bullet text:level="4" text:style-name="Numbering_20_Symbols" text:bullet-char="•">
        <style:list-level-properties text:space-before="0.4665in" text:min-label-width="0.1555in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0.6224in" text:min-label-width="0.1555in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0.778in" text:min-label-width="0.1555in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0.9335in" text:min-label-width="0.1555in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1.089in" text:min-label-width="0.1555in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1.2445in" text:min-label-width="0.1555in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1.4in" text:min-label-width="0.1555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65in"/>
        <style:text-properties fo:font-family="StarSymbol" style:font-charset="x-symbol"/>
      </text:list-level-style-bullet>
      <text:list-level-style-bullet text:level="2" text:style-name="Numbering_20_Symbols" text:bullet-char="–">
        <style:list-level-properties text:space-before="0.1169in" text:min-label-width="0.1165in"/>
        <style:text-properties fo:font-family="StarSymbol" style:font-charset="x-symbol"/>
      </text:list-level-style-bullet>
      <text:list-level-style-bullet text:level="3" text:style-name="Numbering_20_Symbols" text:bullet-char="–">
        <style:list-level-properties text:space-before="0.2335in" text:min-label-width="0.1165in"/>
        <style:text-properties fo:font-family="StarSymbol" style:font-charset="x-symbol"/>
      </text:list-level-style-bullet>
      <text:list-level-style-bullet text:level="4" text:style-name="Numbering_20_Symbols" text:bullet-char="–">
        <style:list-level-properties text:space-before="0.35in" text:min-label-width="0.1165in"/>
        <style:text-properties fo:font-family="StarSymbol" style:font-charset="x-symbol"/>
      </text:list-level-style-bullet>
      <text:list-level-style-bullet text:level="5" text:style-name="Numbering_20_Symbols" text:bullet-char="–">
        <style:list-level-properties text:space-before="0.4669in" text:min-label-width="0.1165in"/>
        <style:text-properties fo:font-family="StarSymbol" style:font-charset="x-symbol"/>
      </text:list-level-style-bullet>
      <text:list-level-style-bullet text:level="6" text:style-name="Numbering_20_Symbols" text:bullet-char="–">
        <style:list-level-properties text:space-before="0.5835in" text:min-label-width="0.1165in"/>
        <style:text-properties fo:font-family="StarSymbol" style:font-charset="x-symbol"/>
      </text:list-level-style-bullet>
      <text:list-level-style-bullet text:level="7" text:style-name="Numbering_20_Symbols" text:bullet-char="–">
        <style:list-level-properties text:space-before="0.7in" text:min-label-width="0.1165in"/>
        <style:text-properties fo:font-family="StarSymbol" style:font-charset="x-symbol"/>
      </text:list-level-style-bullet>
      <text:list-level-style-bullet text:level="8" text:style-name="Numbering_20_Symbols" text:bullet-char="–">
        <style:list-level-properties text:space-before="0.8169in" text:min-label-width="0.1165in"/>
        <style:text-properties fo:font-family="StarSymbol" style:font-charset="x-symbol"/>
      </text:list-level-style-bullet>
      <text:list-level-style-bullet text:level="9" text:style-name="Numbering_20_Symbols" text:bullet-char="–">
        <style:list-level-properties text:space-before="0.9335in" text:min-label-width="0.1165in"/>
        <style:text-properties fo:font-family="StarSymbol" style:font-charset="x-symbol"/>
      </text:list-level-style-bullet>
      <text:list-level-style-bullet text:level="10" text:style-name="Numbering_20_Symbols" text:bullet-char="–">
        <style:list-level-properties text:space-before="1.05in" text:min-label-width="0.1165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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">
        <style:list-level-properties text:space-before="0.311in" text:min-label-width="0.1555in"/>
        <style:text-properties fo:font-family="StarSymbol" style:font-charset="x-symbol"/>
      </text:list-level-style-bullet>
      <text:list-level-style-bullet text:level="4" text:style-name="Numbering_20_Symbols" text:bullet-char="">
        <style:list-level-properties text:space-before="0.4665in" text:min-label-width="0.1555in"/>
        <style:text-properties fo:font-family="StarSymbol" style:font-charset="x-symbol"/>
      </text:list-level-style-bullet>
      <text:list-level-style-bullet text:level="5" text:style-name="Numbering_20_Symbols" text:bullet-char="">
        <style:list-level-properties text:space-before="0.6224in" text:min-label-width="0.1555in"/>
        <style:text-properties fo:font-family="StarSymbol" style:font-charset="x-symbol"/>
      </text:list-level-style-bullet>
      <text:list-level-style-bullet text:level="6" text:style-name="Numbering_20_Symbols" text:bullet-char="">
        <style:list-level-properties text:space-before="0.778in" text:min-label-width="0.1555in"/>
        <style:text-properties fo:font-family="StarSymbol" style:font-charset="x-symbol"/>
      </text:list-level-style-bullet>
      <text:list-level-style-bullet text:level="7" text:style-name="Numbering_20_Symbols" text:bullet-char="">
        <style:list-level-properties text:space-before="0.9335in" text:min-label-width="0.1555in"/>
        <style:text-properties fo:font-family="StarSymbol" style:font-charset="x-symbol"/>
      </text:list-level-style-bullet>
      <text:list-level-style-bullet text:level="8" text:style-name="Numbering_20_Symbols" text:bullet-char="">
        <style:list-level-properties text:space-before="1.089in" text:min-label-width="0.1555in"/>
        <style:text-properties fo:font-family="StarSymbol" style:font-charset="x-symbol"/>
      </text:list-level-style-bullet>
      <text:list-level-style-bullet text:level="9" text:style-name="Numbering_20_Symbols" text:bullet-char="">
        <style:list-level-properties text:space-before="1.2445in" text:min-label-width="0.1555in"/>
        <style:text-properties fo:font-family="StarSymbol" style:font-charset="x-symbol"/>
      </text:list-level-style-bullet>
      <text:list-level-style-bullet text:level="10" text:style-name="Numbering_20_Symbols" text:bullet-char="">
        <style:list-level-properties text:space-before="1.4in" text:min-label-width="0.155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✗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✗">
        <style:list-level-properties text:space-before="0.311in" text:min-label-width="0.1555in"/>
        <style:text-properties fo:font-family="StarSymbol" style:font-charset="x-symbol"/>
      </text:list-level-style-bullet>
      <text:list-level-style-bullet text:level="4" text:style-name="Numbering_20_Symbols" text:bullet-char="✗">
        <style:list-level-properties text:space-before="0.4665in" text:min-label-width="0.1555in"/>
        <style:text-properties fo:font-family="StarSymbol" style:font-charset="x-symbol"/>
      </text:list-level-style-bullet>
      <text:list-level-style-bullet text:level="5" text:style-name="Numbering_20_Symbols" text:bullet-char="✗">
        <style:list-level-properties text:space-before="0.6224in" text:min-label-width="0.1555in"/>
        <style:text-properties fo:font-family="StarSymbol" style:font-charset="x-symbol"/>
      </text:list-level-style-bullet>
      <text:list-level-style-bullet text:level="6" text:style-name="Numbering_20_Symbols" text:bullet-char="✗">
        <style:list-level-properties text:space-before="0.778in" text:min-label-width="0.1555in"/>
        <style:text-properties fo:font-family="StarSymbol" style:font-charset="x-symbol"/>
      </text:list-level-style-bullet>
      <text:list-level-style-bullet text:level="7" text:style-name="Numbering_20_Symbols" text:bullet-char="✗">
        <style:list-level-properties text:space-before="0.9335in" text:min-label-width="0.1555in"/>
        <style:text-properties fo:font-family="StarSymbol" style:font-charset="x-symbol"/>
      </text:list-level-style-bullet>
      <text:list-level-style-bullet text:level="8" text:style-name="Numbering_20_Symbols" text:bullet-char="✗">
        <style:list-level-properties text:space-before="1.089in" text:min-label-width="0.1555in"/>
        <style:text-properties fo:font-family="StarSymbol" style:font-charset="x-symbol"/>
      </text:list-level-style-bullet>
      <text:list-level-style-bullet text:level="9" text:style-name="Numbering_20_Symbols" text:bullet-char="✗">
        <style:list-level-properties text:space-before="1.2445in" text:min-label-width="0.1555in"/>
        <style:text-properties fo:font-family="StarSymbol" style:font-charset="x-symbol"/>
      </text:list-level-style-bullet>
      <text:list-level-style-bullet text:level="10" text:style-name="Numbering_20_Symbols" text:bullet-char="✗">
        <style:list-level-properties text:space-before="1.4in" text:min-label-width="0.1555in"/>
        <style:text-properties fo:font-family="StarSymbol" style:font-charset="x-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2.1654in" fo:margin-left="0in" fo:margin-right="0in" fo:margin-bottom="0.5902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1.339in" fo:margin-left="0in" fo:margin-right="0in" fo:margin-bottom="0.1575in"/>
      </style:header-style>
      <style:footer-style/>
    </style:page-layout>
    <style:page-layout style:name="Mpm3" style:page-usage="lef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9374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ing"><text:s/></text:p>
        <text:p text:style-name="Header_20_right"/>
        <text:p text:style-name="Header_20_left">Page /</text:p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</style:master-page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 LibreOffice_project/10m0$Build-2</meta:generator>
    <dc:title>Letter Template</dc:title>
    <dc:description>Elegant official private letter in serif style. Template created via Letter Wizard on 09/25/17.</dc:description>
    <meta:creation-date>2017-09-25T20:53:18.073704821</meta:creation-date>
    <dc:language>en-US</dc:language>
    <meta:editing-cycles>22</meta:editing-cycles>
    <meta:editing-duration>P1DT6H19M27S</meta:editing-duration>
    <meta:initial-creator>Eli &amp; Esther Sauder</meta:initial-creator>
    <dc:date>2017-10-18T19:08:45.246304734</dc:date>
    <dc:creator>Eli &amp; Esther Sauder</dc:creator>
    <meta:printed-by>Eli &amp; Esther Sauder</meta:printed-by>
    <meta:print-date>2017-10-18T14:41:56.539627780</meta:print-date>
    <meta:document-statistic meta:table-count="3" meta:image-count="0" meta:object-count="0" meta:page-count="1" meta:paragraph-count="36" meta:word-count="75" meta:character-count="448" meta:non-whitespace-character-count="403"/>
    <meta:user-defined meta:name="Info 0"/>
    <meta:user-defined meta:name="Info 1"/>
    <meta:user-defined meta:name="Info 2"/>
    <meta:user-defined meta:name="Info 3"/>
  </office:meta>
</office:document-meta>
</file>